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1-26_12-27-20_000.jpg</text:p>
          </table:table-cell>
          <table:table-cell table:style-name="ce26" office:value-type="string">
            <text:p><text:s/>:m :PHOTO 起きた時刻 / 2023 / other=実際の時刻：30分ぐらい前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2]=&quot;&quot;;[.C4];CONCATENATE([.C4];&quot; / &quot;;[.E2]))" office:value-type="string" office:string-value=":m :PHOTO 起きた時刻（夜中） / 2023">
            <text:p>:m :PHOTO 起きた時刻（夜中）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1-25_17-17-03_000.jpg</text:p>
          </table:table-cell>
          <table:table-cell table:style-name="ce26" office:value-type="string">
            <text:p>:bookmemo / 読んだ本 / 『読み物　物理化学』 / 著者=小出力 /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bookmemo / 読んだ本 / 『読み物　物理化学』 / 著者=小出力 / ">
            <text:p>:bookmemo / 読んだ本 / 『読み物　物理化学』 / 著者=小出力 /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1-26_05-50-31_000.jpg</text:p>
          </table:table-cell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PHOTO 起きた時刻（夜中） / 2023">
            <text:p>:m :PHOTO 起きた時刻（夜中）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1-26_02-53-50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1-25_22-22-53_000.jpg</text:p>
          </table:table-cell>
          <table:table-cell table:style-name="ce26" office:value-type="string">
            <text:p>:m #*# / memo:other(m:other) / topic=習字, about=,other=,id=~,content=帯;核;初;面;積;寒;異;同;月;炭;側;溝;脳;縁;系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#*# / memo:other(m:other) / topic=習字, about=,other=,id=~,content=帯;核;初;面;積;寒;異;同;月;炭;側;溝;脳;縁;系;">
            <text:p>:m #*# / memo:other(m:other) / topic=習字, about=,other=,id=~,content=帯;核;初;面;積;寒;異;同;月;炭;側;溝;脳;縁;系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25_15-28-09_000.jpg</text:p>
          </table:table-cell>
          <table:table-cell table:style-name="ce26" office:value-type="string">
            <text:p>:m #*# RES / free / res-id=H1PG / theme=沈没事故 / genre=jili:geoli,content=海保の船で、どれくらいかかるか,w=男女群島、西、110km / session-number=~ / doc=~,other=article:(tor:yahoo)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#*# RES / free / res-id=H1PG / theme=沈没事故 / genre=jili:geoli,content=海保の船で、どれくらいかかるか,w=男女群島、西、110km / session-number=~ / doc=~,other=article:(tor:yahoo)">
            <text:p>:m #*# RES / free / res-id=H1PG / theme=沈没事故 / genre=jili:geoli,content=海保の船で、どれくらいかかるか,w=男女群島、西、110km / session-number=~ / doc=~,other=article:(tor:yahoo)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26_11-56-49_000.jpg</text:p>
          </table:table-cell>
          <table:table-cell table:style-name="ce26" office:value-type="string">
            <text:p>:m #*# RES / free / res-id=QHRU / theme=(a^2=b^3)：可能か / genre=math:algebra,content=~,w=~ / session-number=~ / doc=~,other=?:各数の構成要素の素数：互いに異なる場合、なお、等しくありうるか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#*# RES / free / res-id=QHRU / theme=(a^2=b^3)：可能か / genre=math:algebra,content=~,w=~ / session-number=~ / doc=~,other=?:各数の構成要素の素数：互いに異なる場合、なお、等しくありうるか">
            <text:p>:m #*# RES / free / res-id=QHRU / theme=(a^2=b^3)：可能か / genre=math:algebra,content=~,w=~ / session-number=~ / doc=~,other=?:各数の構成要素の素数：互いに異なる場合、なお、等しくありうる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1-25_17-51-18_000.jpg</text:p>
          </table:table-cell>
          <table:table-cell table:style-name="ce26" office:value-type="string">
            <text:p>:m #*# RES / JVEMV6 64/206_1_3_reikon / 『日本宗教の複合的構造：霊魂観』 著者=~,校注=~ / p.68 / w=喜良市[きらいち；七夕野；川倉；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#*# RES / JVEMV6 64/206_1_3_reikon / 『日本宗教の複合的構造：霊魂観』 著者=~,校注=~ / p.68 / w=喜良市[きらいち；七夕野；川倉；,topic=~,publisher=~,other=~">
            <text:p>:m #*# RES / JVEMV6 64/206_1_3_reikon / 『日本宗教の複合的構造：霊魂観』 著者=~,校注=~ / p.68 / w=喜良市[きらいち；七夕野；川倉；,topic=~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0" office:value-type="string">
            <text:p>2023-01-26_12-58-14_000.jpg</text:p>
          </table:table-cell>
          <table:table-cell table:style-name="ce26" office:value-type="string">
            <text:p>:m #*# RES / JVEMV6 64#67_3_hachiitsu / 『論語 八佾』 著者=~,校注=~ / p.73 / w=霊公（衛国）；襄公（衛国）；出公（衛国）,topic=,publisher=明治書院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7" office:value-type="string">
            <text:p>2023-01-25_17-21-27_000.jpg</text:p>
          </table:table-cell>
          <table:table-cell table:style-name="ce26" office:value-type="string">
            <text:p>:m RES 1*1 / free# JVEMV6 83#_92:1 / 83. chemistry / topics=コロイド,w=シリカゲル；寒天；,s=~,i=~,other=memo+立方体：分割：表面積,next=,doc=r-1-1~1.3:『読み物　物理化学』:p.82:L.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RES 1*1 / free# JVEMV6 83#_92:1 / 83. chemistry / topics=コロイド,w=シリカゲル；寒天；,s=~,i=~,other=memo+立方体：分割：表面積,next=,doc=r-1-1~1.3:『読み物　物理化学』:p.82:L.">
            <text:p>:m RES 1*1 / free# JVEMV6 83#_92:1 / 83. chemistry / topics=コロイド,w=シリカゲル；寒天；,s=~,i=~,other=memo+立方体：分割：表面積,next=,doc=r-1-1~1.3:『読み物　物理化学』:p.82:L.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1-26_11-58-15_000.jpg</text:p>
          </table:table-cell>
          <table:table-cell table:style-name="ce26" office:value-type="string">
            <text:p>:m 見た夢 / &lt;1&gt; topic='mechanization'：語句の意味：日本語で言うなら、「仕組み」、「働き」、「内部運動」 / content=夢の中で、曲がった筒状のもの、出てきた / other=~ \\\ &lt;2&gt; topic=知りたいもの / content=スラブ民族の、深部：キリスト教、以前 / 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見た夢 / &lt;1&gt; topic='mechanization'：語句の意味：日本語で言うなら、「仕組み」、「働き」、「内部運動」 / content=夢の中で、曲がった筒状のもの、出てきた / other=~ \\\ &lt;2&gt; topic=知りたいもの / content=スラブ民族の、深部：キリスト教、以前 / other=~">
            <text:p>:m 見た夢 / &lt;1&gt; topic='mechanization'：語句の意味：日本語で言うなら、「仕組み」、「働き」、「内部運動」 / content=夢の中で、曲がった筒状のもの、出てきた / other=~ \\\ &lt;2&gt; topic=知りたいもの / content=スラブ民族の、深部：キリスト教、以前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1-26_00-56-42_000.jpg</text:p>
          </table:table-cell>
          <table:table-cell table:style-name="ce26" office:value-type="string">
            <text:p>:PHOTO 記録 / what=交換 / for=お神酒：神様用 / occasion=お供えのお神酒：定期の交換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what=交換 / for=お神酒：神様用 / occasion=お供えのお神酒：定期の交換,other=~">
            <text:p>:PHOTO 記録 / what=交換 / for=お神酒：神様用 / occasion=お供えのお神酒：定期の交換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1-26_12-09-5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 office:value-type="string">
            <text:p>2023-01-25_14-16-0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25_21-32-3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1-25_23-50-31_000.jpg</text:p>
          </table:table-cell>
          <table:table-cell table:style-name="ce26" office:value-type="string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">
            <text:p>:m 記録 / 身体 / ケガ / loc=右足：踵,cause=乾燥か,loc-incident=~,id=2023-01-22_23-36-32_000.jpg,phase=~,apparatus=~,injury=皮膚：表面：割れている,treatment=焼酎漬け（ディル）、指で塗布。絆創膏の、通気の綿の部分、ワセリンを塗布。薄く。の、バンドエイド、貼付。,other=手当て：継続中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6">2023/01/26</text:date>, <text:time>13:52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6T13:52:39</dc:date>
    <dc:creator>iwabuchi ken</dc:creator>
    <meta:editing-duration>P53DT8H21M36S</meta:editing-duration>
    <meta:editing-cycles>17154</meta:editing-cycles>
    <meta:document-statistic meta:table-count="2" meta:cell-count="926" meta:object-count="0"/>
    <meta:user-defined meta:name="qrichtext">1</meta:user-defined>
  </office:meta>
</office:document-meta>
</file>